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e36e"/>
    </style:style>
    <style:style style:name="P2" style:family="paragraph" style:parent-style-name="Text_20_body">
      <style:text-properties officeooo:paragraph-rsid="0008eb8d"/>
    </style:style>
    <style:style style:name="T1" style:family="text">
      <style:text-properties officeooo:rsid="000567c2"/>
    </style:style>
    <style:style style:name="T2" style:family="text">
      <style:text-properties officeooo:rsid="0006e36e"/>
    </style:style>
    <style:style style:name="T3" style:family="text">
      <style:text-properties officeooo:rsid="0008e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0001 Ja to viem (hudba a text: Eliška)</text:h>
      <text:p text:style-name="Text_20_body">G C G C G C D<text:line-break/>Ja to viem, ja to viem, ja to viem, že Ty ma pochopíš. (posilníš, počuješ)</text:p>
      <text:p text:style-name="Text_20_body">G C G C G C D<text:line-break/>Ja to viem, ja to viem, ja to viem, že Ty ma potešíš. (oslobodíš, mi rozumieš)</text:p>
      <text:p text:style-name="Text_20_body">Cmaj7 G Cmaj7 D C (D) G(C) e(c) (G)<text:line-break/>Ref.: Ty si verný, verný Boh, Ty si verný, verný Pán, [: Tak Ti spievam pieseň chvá-ál.:]</text:p>
      <text:h text:style-name="Heading_20_1" text:outline-level="1"><text:span text:style-name="T1">0002 </text:span>Hľadajte Pána <text:span text:style-name="T1">(</text:span>hudba a text: Eliška<text:span text:style-name="T1">)</text:span></text:h>
      <text:p text:style-name="Text_20_body"><text:span text:style-name="T1">A d G C(B) E(G)<text:line-break/>Ref: [</text:span>: Hľadajte P<text:span text:style-name="T1">á</text:span>na, k<text:span text:style-name="T1">ý</text:span>m Ho možno n<text:span text:style-name="T1">á</text:span>jsť,:<text:span text:style-name="T1">]</text:span> <text:span text:style-name="T1">[</text:span>: volajte k Nemu, kým je na<text:span text:style-name="T1"> </text:span>blízku.:<text:span text:style-name="T1">]</text:span></text:p>
      <text:p text:style-name="Text_20_body"/>
      <text:p text:style-name="Text_20_body">C G F G C<text:line-break/><text:span text:style-name="T1">1</text:span>. <text:span text:style-name="T1">[: </text:span>Príď, Pane, a nemeškaj, zbav svoj ľud zlých skutkov.:<text:span text:style-name="T1">]</text:span></text:p>
      <text:p text:style-name="Text_20_body"><text:span text:style-name="T1">2</text:span>. Pamätaj na nás z lásky, Pane. Z lásky k svojmu ľudu. Navštív nás svojou spásou.</text:p>
      <text:h text:style-name="Heading_20_1" text:outline-level="1"><text:span text:style-name="T1">0003 </text:span>Treba sa nám vrátiť k Tebe <text:span text:style-name="T1">(</text:span>hudba a text: Eliška<text:span text:style-name="T1">)</text:span></text:h>
      <text:p text:style-name="Text_20_body">d(C,B) A d<text:line-break/><text:span text:style-name="T1">Ref.:</text:span> Treba sa nám vrátiť (3 <text:span text:style-name="T1">×</text:span>) k Tebe, Otče náš.</text:p>
      <text:p text:style-name="Text_20_body"/>
      <text:p text:style-name="Text_20_body">d C B A<text:line-break/><text:span text:style-name="T1">1. </text:span>Treba veľa mať, treba známym byť, veľa zarábať, kopu utratiť.</text:p>
      <text:p text:style-name="Text_20_body"><text:span text:style-name="T2">2</text:span>. Treba známych mať, konto založiť, treba vyhrávať a život využiť.</text:p>
      <text:p text:style-name="Text_20_body"/>
      <text:p text:style-name="P1">d C B B<text:line-break/><text:span text:style-name="T2">Ref.</text:span>: Všetko trvá iba chvíľku, iba krátky čas. Všetko sú to smeti, ja som prázdny zas.</text:p>
      <text:h text:style-name="Heading_20_1" text:outline-level="1"><text:span text:style-name="T2">0004 </text:span>Nové prikázanie <text:span text:style-name="T2">(</text:span>hudba a text: Eliška<text:span text:style-name="T2">)</text:span></text:h>
      <text:p text:style-name="Text_20_body"><text:span text:style-name="T2">D h D A7 G A D D7 G A<text:line-break/>[</text:span>: Nové prikázanie ja dnes dávam vám,:| |:by ste sa milovali, ako som ja miloval vás.:|</text:p>
      <text:p text:style-name="Text_20_body"><text:span text:style-name="T2">A A9 A A9 D D9 A<text:line-break/>Ref.:</text:span> <text:span text:style-name="T2">[</text:span>: Aj vy sa tak milujte.:<text:span text:style-name="T2">]</text:span></text:p>
      <text:h text:style-name="Heading_20_1" text:outline-level="1"><text:span text:style-name="T2">0005 </text:span>Bože, odpusť mi môj hriech <text:span text:style-name="T2">(</text:span>hudba a text: Eliška<text:span text:style-name="T2">)</text:span></text:h>
      <text:p text:style-name="P1">d c B d B a<text:span text:style-name="T2">7</text:span> B a<text:span text:style-name="T2">7</text:span> B <text:span text:style-name="T2">C d<text:line-break/>[</text:span>: Bože, odpusť mi môj hr<text:span text:style-name="T2">i</text:span>ech:<text:span text:style-name="T2">] [</text:span>: a nezabúdaj, a nezabúdaj na <text:span text:style-name="T2">S</text:span>vojho služobn<text:span text:style-name="T2">í</text:span>ka.:<text:span text:style-name="T2">]</text:span></text:p>
      <text:h text:style-name="Heading_20_1" text:outline-level="1"><text:span text:style-name="T3">0006 </text:span>Bože, prí<text:span text:style-name="T2">ď</text:span> mi na pomoc <text:span text:style-name="T2">(</text:span>hudba <text:span text:style-name="T2">a </text:span>text: Eliška<text:span text:style-name="T2">)</text:span></text:h>
      <text:p text:style-name="Text_20_body"><text:span text:style-name="T2">D</text:span> A h G <text:span text:style-name="T2">A<text:line-break/></text:span><text:soft-page-break/>Bože, príď mi na pomoc, Pane, pon<text:span text:style-name="T2">á</text:span>hľaj sa mi pom<text:span text:style-name="T2">ô</text:span>cť!</text:p>
      <text:p text:style-name="Text_20_body"><text:span text:style-name="T2">D </text:span>A h <text:span text:style-name="T2">G </text:span>e A<text:line-break/>Ja verím, že skrývaš v <text:span text:style-name="T2">S</text:span>ebe tú moc, tak volám: „Príď mi pomôcť.“</text:p>
      <text:p text:style-name="Text_20_body"/>
      <text:p text:style-name="P1">D h G A A<text:span text:style-name="T2">7</text:span><text:line-break/>R<text:span text:style-name="T2">ef.</text:span>: <text:span text:style-name="T2">[</text:span>: Nevládzem ďalej bez Teba žiť, znova <text:span text:style-name="T2">si</text:span> mi to ukázal,</text:p>
      <text:p text:style-name="P1"><text:span text:style-name="T2">D </text:span>h G A A<text:span text:style-name="T2">7</text:span><text:line-break/>nevládzem ďalej bez Teba ísť, vyznávam: „Si m<text:span text:style-name="T2">ô</text:span>j P<text:span text:style-name="T2">á</text:span>-<text:span text:style-name="T2">á</text:span>n.“:<text:span text:style-name="T2">]</text:span></text:p>
      <text:h text:style-name="Heading_20_1" text:outline-level="1"><text:span text:style-name="T3">0007 </text:span>Zlož svoju starosť <text:span text:style-name="T2">(hudba a text: Eliška)</text:span></text:h>
      <text:p text:style-name="Text_20_body">G e C D<text:line-break/><text:span text:style-name="T2">[</text:span>: Zlož svoju starosť na Pána (2 <text:span text:style-name="T2">×</text:span>) a On sa už postará.:<text:span text:style-name="T2">]</text:span></text:p>
      <text:p text:style-name="P2">e C a D<text:line-break/><text:span text:style-name="T2">[</text:span>: Nebudem sa báť, lebo Ty si so mnou, nebudem sa báť, Pane môj.: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Ubuntu Mono" fo:language="sk" fo:country="SK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Ubuntu Mono1" fo:font-size="12pt" fo:language="sk" fo:country="SK" officeooo:rsid="000567c2" style:font-name-asian="DejaVu Sans Mono" style:font-size-asian="12pt" style:font-name-complex="Lohit Hindi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sk" fo:country="SK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dc:date>2014-04-12T15:42:01.547684464</dc:date>
    <dc:creator>Live user</dc:creator>
    <meta:editing-duration>P0D</meta:editing-duration>
    <meta:editing-cycles>1</meta:editing-cycles>
    <meta:document-statistic meta:table-count="0" meta:image-count="0" meta:object-count="0" meta:page-count="2" meta:paragraph-count="26" meta:word-count="410" meta:character-count="1857" meta:non-whitespace-character-count="1473"/>
  </office:meta>
</office:document-meta>
</file>